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276.6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no-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no-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no-wrap" fo:border="0.06pt solid #000000"/>
      <style:text-properties fo:font-size="12pt" fo:language="da" fo:country="DK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copus available</text:p>
          </table:table-cell>
          <table:table-cell table:style-name="ce1" office:value-type="string" calcext:value-type="string">
            <text:p>VOSViewer Name</text:p>
          </table:table-cell>
          <table:table-cell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 pilot study using machine learning and domain knowledge to facilitate comparative effectiveness review updating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Dalal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A comparison of automated training-by-example selection algorithms for Evidence Based Software Engineering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assler (2018)</text:p>
          </table:table-cell>
          <table:table-cell table:number-columns-repeated="102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A method to support search string building in systematic literature reviews through visual text mi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ergel (2015)</text:p>
          </table:table-cell>
          <table:table-cell table:number-columns-repeated="102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A new algorithm for reducing the workload of experts in performing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twin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A new iterative method to reduce workload in systematic review proc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Jonnalagadda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3" office:value-type="string" calcext:value-type="string">
            <text:p>A text-mining framework for supporting systematic review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A prospective evaluation of an automated classification system to support evidence-based medicine and systematic review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A visual analysis approach to update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A visual analysis approach to validate the selection review of primary studies in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A visual text mining approach for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lheiros (2007)</text:p>
          </table:table-cell>
          <table:table-cell table:number-columns-repeated="102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3" office:value-type="string" calcext:value-type="string">
            <text:p>An approach based on visual text mining to support categorization and classification in the systematic mapping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3" office:value-type="string" calcext:value-type="string">
            <text:p>An extension of the systematic literature review process with visual text mining: a case study on software engineering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2" office:value-type="string" calcext:value-type="string">
            <text:p>An svm-based high-quality article classifier for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im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Active learning for biomedical citation scree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0 b)</text:p>
          </table:table-cell>
          <table:table-cell table:number-columns-repeated="1020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Automatic text classification to support systematic reviews in medicin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Garcia adeva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2" office:value-type="string" calcext:value-type="string">
            <text:p>Automatically locating results to support systematic reviews in software engineer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orres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Building systematic reviews using automatic text classification techniqu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runza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2" office:value-type="string" calcext:value-type="string">
            <text:p>Classifying biomedical abstracts using committees of classifiers and collective ranking techniqu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ouznetsov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2" office:value-type="string" calcext:value-type="string">
            <text:p>Cross-topic learning for work prioritization in systematic review creation and updat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" office:value-type="string" calcext:value-type="string">
            <text:p>DASyR(IR) – document analysis system for systematic reviews (in information retrieval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Piroi (2015)</text:p>
          </table:table-cell>
          <table:table-cell table:number-columns-repeated="1020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" office:value-type="string" calcext:value-type="string">
            <text:p>Deploying an interactive machine learning system in an evidence-based practice center: abstrack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2 b)</text:p>
          </table:table-cell>
          <table:table-cell table:number-columns-repeated="1020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" office:value-type="string" calcext:value-type="string">
            <text:p>Exploiting the systematic review protocol for classification of medical abstract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runza (2011)</text:p>
          </table:table-cell>
          <table:table-cell table:number-columns-repeated="1020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" office:value-type="string" calcext:value-type="string">
            <text:p>Facilitating biomedical systematic reviews using ranked text retrieval and classific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rtinez (2008)</text:p>
          </table:table-cell>
          <table:table-cell table:number-columns-repeated="1020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" office:value-type="string" calcext:value-type="string">
            <text:p>Feature engineering and a proposed decision-support system for systematic reviewers of medical evidenc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Bekhuis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4" office:value-type="string" calcext:value-type="string">
            <text:p>Finding better active learners for faster literature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u (2018)</text:p>
          </table:table-cell>
          <table:table-cell table:number-columns-repeated="1020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" office:value-type="string" calcext:value-type="string">
            <text:p>Improving the performance of text categorization models used for the selection of high quality articl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im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" office:value-type="string" calcext:value-type="string">
            <text:p>Linked data approach for selection process automation in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omassetti (2011)</text:p>
          </table:table-cell>
          <table:table-cell table:number-columns-repeated="1020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3" office:value-type="string" calcext:value-type="string">
            <text:p>Machine learning techniques for the automation of literature reviews and systematic reviews in EFSA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2" office:value-type="string" calcext:value-type="string">
            <text:p>Machine learning to assist risk-of-bias assessments in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illard (2016)</text:p>
          </table:table-cell>
          <table:table-cell table:number-columns-repeated="1020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" office:value-type="string" calcext:value-type="string">
            <text:p>Modeling annotation time to reduce workload in comparative effectiveness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0 a)</text:p>
          </table:table-cell>
          <table:table-cell table:number-columns-repeated="1020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" office:value-type="string" calcext:value-type="string">
            <text:p>Optimizing feature representation for automated systematic review work prioritiz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08)</text:p>
          </table:table-cell>
          <table:table-cell table:number-columns-repeated="1020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" office:value-type="string" calcext:value-type="string">
            <text:p>Pinpointing needles in giant haystacks: use of text mining to reduce impractical screening workload in extremely large scoping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hemilt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2" office:value-type="string" calcext:value-type="string">
            <text:p>Reducing systematic review workload through certainty-based scree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iwa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2" office:value-type="string" calcext:value-type="string">
            <text:p>Reducing workload in systematic review preparation using automated citation classific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06)</text:p>
          </table:table-cell>
          <table:table-cell table:number-columns-repeated="1020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" office:value-type="string" calcext:value-type="string">
            <text:p>Screening nonrandomized studies for medical systematic reviews: a comparative study of classifier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Bekhuis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" office:value-type="string" calcext:value-type="string">
            <text:p>Semi-automated screening of biomedical citations for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0 c)</text:p>
          </table:table-cell>
          <table:table-cell table:number-columns-repeated="1020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2" office:value-type="string" calcext:value-type="string">
            <text:p>Studying the potential impact of automated document classification on scheduling a systematic review updat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3" office:value-type="string" calcext:value-type="string">
            <text:p>Supporting study selection of systematic literature reviews in software engineering with text mining</text:p>
          </table:table-cell>
          <table:table-cell table:number-columns-repeated="2" table:style-name="ce8" office:value-type="string" calcext:value-type="string">
            <text:p>No (Thesis)</text:p>
          </table:table-cell>
          <table:table-cell table:number-columns-repeated="1020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2" office:value-type="string" calcext:value-type="string">
            <text:p>Supporting systematic reviews using text mi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naniadou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2" office:value-type="string" calcext:value-type="string">
            <text:p>Text categorization models for high-quality article retrieval in internal medicin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phinyanaphongs (2005)</text:p>
          </table:table-cell>
          <table:table-cell table:number-columns-repeated="1020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2" office:value-type="string" calcext:value-type="string">
            <text:p>The use of visual text mining to support the study selection activity in systematic literature reviews: a replication study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2" office:value-type="string" calcext:value-type="string">
            <text:p>Toward modernizing the systematic review pipeline in genetics: efficient updating via data mining</text:p>
          </table:table-cell>
          <table:table-cell table:style-name="ce7" office:value-type="string" calcext:value-type="string">
            <text:p>Yes</text:p>
          </table:table-cell>
          <table:table-cell table:style-name="ce25" office:value-type="string" calcext:value-type="string">
            <text:p>Wallace (2012 a)</text:p>
          </table:table-cell>
          <table:table-cell table:number-columns-repeated="1020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2" office:value-type="string" calcext:value-type="string">
            <text:p>Towards automating the initial screening phase of a systematic review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Bekhuis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2" office:value-type="string" calcext:value-type="string">
            <text:p>Using classifier performance visualization to improve collective ranking techniques for biomedical abstracts classific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ouznetsov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2" office:value-type="string" calcext:value-type="string">
            <text:p>Using visual text mining to support the study selection activity in systematic literature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1)</text:p>
          </table:table-cell>
          <table:table-cell table:number-columns-repeated="1020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2" office:value-type="string" calcext:value-type="string">
            <text:p>Clustering of medical publications for evidence based medicine summaris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hash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2" office:value-type="string" calcext:value-type="string">
            <text:p>Combining relevancy and methodological quality into a single ranking for evidence-based medicin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hoi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style-name="ce2" office:value-type="string" calcext:value-type="string">
            <text:p>GAPscreener: an automatic tool for screening human genetic association literature in PubMed using the support vector machine techniqu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u (2008)</text:p>
          </table:table-cell>
          <table:table-cell table:number-columns-repeated="1020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2" office:value-type="string" calcext:value-type="string">
            <text:p>Parameterized contrast in second order soft co-occurrences: a novel text representation technique in text mining and knowledge extrac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azavi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3" office:value-type="string" calcext:value-type="string">
            <text:p>Text classification on imbalanced data: application to systematic reviews automation.</text:p>
          </table:table-cell>
          <table:table-cell table:number-columns-repeated="2" table:style-name="ce8" office:value-type="string" calcext:value-type="string">
            <text:p>No (Thesis)</text:p>
          </table:table-cell>
          <table:table-cell table:number-columns-repeated="1020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" office:value-type="string" calcext:value-type="string">
            <text:p>Using information visualization and text mining to facilitate the conduction of systematic literature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abbri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" office:value-type="string" calcext:value-type="string">
            <text:p>Using the scas strategy to perform the initial selection of studies in systematic reviews: an experimental study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taviano (2016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Total</text:p>
          </table:table-cell>
          <table:table-cell table:number-columns-repeated="2" table:style-name="ce9" office:value-type="string" calcext:value-type="string">
            <text:p>52 (46)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1:17:38.864616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33:14.518455568</meta:creation-date>
    <dc:date>2018-12-17T14:18:05.219528844</dc:date>
    <meta:editing-duration>PT7H47M38S</meta:editing-duration>
    <meta:editing-cycles>21</meta:editing-cycles>
    <meta:generator>LibreOffice/6.1.3.2$Linux_X86_64 LibreOffice_project/8e614c6c3b8318e385db1239686faabc8c4848e4</meta:generator>
    <meta:document-statistic meta:table-count="1" meta:cell-count="215" meta:object-count="0"/>
  </office:meta>
</office:document-meta>
</file>